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2022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2021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2020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2019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2018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2017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2016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2656" calcext:value-type="float">
            <text:p>75.35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2015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3136" calcext:value-type="float">
            <text:p>75.38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2013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2012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201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2010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2009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200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2007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2006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2003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2002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2001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200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1999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199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1997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1996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197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